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 draw:shadow="visible"/>
      <style:paragraph-properties style:writing-mode="lr-tb"/>
    </style:style>
    <style:style style:name="gr2" style:family="graphic" style:parent-style-name="standard">
      <style:graphic-properties draw:marker-start="Square" draw:marker-start-width="0.3cm" draw:marker-end="Arrow" draw:marker-end-width="0.3cm" draw:textarea-horizontal-align="center" draw:textarea-vertical-align="middle"/>
      <style:paragraph-properties style:writing-mode="lr-tb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1.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/>
      <style:paragraph-properties style:writing-mode="lr-tb"/>
    </style:style>
    <style:style style:name="gr6" style:family="graphic" style:parent-style-name="standard">
      <style:graphic-properties draw:textarea-horizontal-align="center" draw:textarea-vertical-align="middle" draw:shadow="visible"/>
      <style:paragraph-properties style:writing-mode="lr-tb"/>
    </style:style>
    <style:style style:name="gr7" style:family="graphic" style:parent-style-name="standard">
      <style:graphic-properties draw:marker-start="Square" draw:marker-start-width="0.3cm" draw:marker-end="Arrow" draw:marker-end-width="0.3cm" draw:textarea-horizontal-align="center" draw:textarea-vertical-align="middle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3.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99"/>
      <style:paragraph-properties fo:text-align="center" style:writing-mode="lr-tb"/>
      <style:text-properties style:font-name="Arial2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99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style:font-name="Arial2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Arial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2" draw:layer="layout" svg:width="6cm" svg:height="3cm" svg:x="4cm" svg:y="1.689cm">
          <text:p text:style-name="P1"><text:span text:style-name="T1">Discretization</text:span></text:p>
          <text:p text:style-name="P1"><text:span text:style-name="T1">(global assembler)</text:span></text:p>
        </draw:rect>
        <draw:line draw:style-name="gr2" draw:text-style-name="P3" draw:layer="layout" svg:x1="10cm" svg:y1="3.2cm" svg:x2="14cm" svg:y2="3.2cm">
          <text:p text:style-name="P1">Matrix</text:p>
          <text:p text:style-name="P1">rhs</text:p>
        </draw:line>
        <draw:line draw:style-name="gr3" draw:text-style-name="P1" draw:layer="layout" svg:x1="7cm" svg:y1="0.7cm" svg:x2="7cm" svg:y2="1.7cm">
          <text:p/>
        </draw:line>
        <draw:frame draw:style-name="gr4" draw:text-style-name="P4" draw:layer="layout" svg:width="1.9cm" svg:height="0.962cm" svg:x="6.1cm" svg:y="-0.162cm">
          <draw:text-box>
            <text:p text:style-name="P1">Grid</text:p>
          </draw:text-box>
        </draw:frame>
        <draw:rect draw:style-name="gr1" draw:text-style-name="P5" draw:layer="layout" svg:width="6cm" svg:height="3cm" svg:x="14cm" svg:y="1.7cm">
          <text:p text:style-name="P1">Linear solver</text:p>
        </draw:rect>
        <draw:frame draw:style-name="gr5" draw:text-style-name="P6" draw:layer="layout" svg:width="2.796cm" svg:height="0.962cm" svg:x="15.642cm" svg:y="-0.17cm">
          <draw:text-box>
            <text:p>Solution</text:p>
          </draw:text-box>
        </draw:frame>
        <draw:line draw:style-name="gr3" draw:text-style-name="P1" draw:layer="layout" svg:x1="17cm" svg:y1="1.7cm" svg:x2="17cm" svg:y2="0.7cm">
          <text:p/>
        </draw:line>
        <draw:rect draw:style-name="gr6" draw:text-style-name="P7" draw:layer="layout" svg:width="6cm" svg:height="3cm" svg:x="0cm" svg:y="7.7cm">
          <text:p text:style-name="P1"><text:span text:style-name="T1">Discretization</text:span></text:p>
          <text:p text:style-name="P1"><text:span text:style-name="T1">(local assembler)</text:span></text:p>
        </draw:rect>
        <draw:line draw:style-name="gr7" draw:text-style-name="P1" draw:layer="layout" svg:x1="5cm" svg:y1="4.6cm" svg:x2="2cm" svg:y2="7.712cm">
          <text:p/>
        </draw:line>
        <draw:line draw:style-name="gr7" draw:text-style-name="P1" draw:layer="layout" svg:x1="4cm" svg:y1="7.8cm" svg:x2="7cm" svg:y2="4.7cm">
          <text:p/>
        </draw:line>
        <draw:rect draw:style-name="gr6" draw:text-style-name="P7" draw:layer="layout" svg:width="6cm" svg:height="3cm" svg:x="8cm" svg:y="7.7cm">
          <text:p text:style-name="P1"><text:span text:style-name="T1">Boundary cond.</text:span></text:p>
        </draw:rect>
        <draw:line draw:style-name="gr7" draw:text-style-name="P1" draw:layer="layout" svg:x1="10cm" svg:y1="7.8cm" svg:x2="7cm" svg:y2="4.7cm">
          <text:p/>
        </draw:line>
        <draw:line draw:style-name="gr7" draw:text-style-name="P1" draw:layer="layout" svg:x1="9.1cm" svg:y1="4.6cm" svg:x2="12cm" svg:y2="7.7cm">
          <text:p/>
        </draw:line>
        <draw:line draw:style-name="gr8" draw:text-style-name="P8" draw:layer="layout" svg:x1="3cm" svg:y1="12.2cm" svg:x2="3cm" svg:y2="10.7cm">
          <text:p/>
        </draw:line>
        <draw:line draw:style-name="gr8" draw:text-style-name="P8" draw:layer="layout" svg:x1="11cm" svg:y1="12.201cm" svg:x2="11cm" svg:y2="10.701cm">
          <text:p/>
        </draw:line>
        <draw:frame draw:style-name="gr9" draw:text-style-name="P4" draw:layer="layout" svg:width="3.8cm" svg:height="1.1cm" svg:x="1.2cm" svg:y="12.2cm">
          <draw:text-box>
            <text:p text:style-name="P1">Coefficients</text:p>
          </draw:text-box>
        </draw:frame>
        <draw:frame draw:style-name="gr9" draw:text-style-name="P4" draw:layer="layout" svg:width="3.8cm" svg:height="1.1cm" svg:x="9.2cm" svg:y="12.2cm">
          <draw:text-box>
            <text:p text:style-name="P1">Coefficient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quare" svg:viewBox="0 0 10 10" svg:d="M0 0h10v10h-1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marker-end="Arrow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cm" fo:page-height="13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Дмитрий Логашенко</meta:initial-creator>
    <meta:creation-date>2010-08-27T09:42:00</meta:creation-date>
    <dc:date>2021-10-12T08:16:25.524733009</dc:date>
    <meta:editing-duration>PT1H5M</meta:editing-duration>
    <meta:editing-cycles>25</meta:editing-cycles>
    <meta:generator>LibreOffice/6.4.7.2$MacOSX_X86_64 LibreOffice_project/639b8ac485750d5696d7590a72ef1b496725cfb5</meta:generator>
    <meta:document-statistic meta:object-count="17"/>
  </office:meta>
</office:document-meta>
</file>